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c501" officeooo:paragraph-rsid="0018c5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File: Makefile</text:p>
      <text:p text:style-name="P1"># Class: CS 215 <text:s text:c="19"/># Instructor: Dr. Deborah Hwang</text:p>
      <text:p text:style-name="P1"># Assignment: <text:s text:c="8"/>Minesweepr <text:s text:c="2"/># Date assigned: 3/17/2017</text:p>
      <text:p text:style-name="P1"># Programmer: Kunal Mukherjee <text:s text:c="5"/># Date completed: 3/24/2017</text:p>
      <text:p text:style-name="P1"/>
      <text:p text:style-name="P1">sweeper: sweeper.o sweepergrid.o sweepercell.o</text:p>
      <text:p text:style-name="P1"><text:tab/>clang++ -g -Wall -o sweeper sweeper.o sweepergrid.o sweepercell.o</text:p>
      <text:p text:style-name="P1"/>
      <text:p text:style-name="P1">sweeper.o: sweeper.cpp sweepergrid.h sweepercell.h</text:p>
      <text:p text:style-name="P1"><text:tab/>clang++ -g -Wall -c sweeper.cpp</text:p>
      <text:p text:style-name="P1"/>
      <text:p text:style-name="P1">sweepergrid.o: sweepergrid.cpp sweepergrid.h sweepercell.h</text:p>
      <text:p text:style-name="P1"><text:tab/>clang++ -g -Wall -c sweepergrid.cpp</text:p>
      <text:p text:style-name="P1"/>
      <text:p text:style-name="P1">sweepercell.o: sweepercell.cpp sweepercell.h</text:p>
      <text:p text:style-name="P1"><text:tab/>clang++ -g -Wall -c sweepercell.cpp</text:p>
      <text:p text:style-name="P1"/>
      <text:p text:style-name="P1">submit.tar: Makefile sweepergrid.h sweepergrid.cpp sweeper.cpp</text:p>
      <text:p text:style-name="P1"><text:tab/>tar -cvf submit.tar Makefile sweepergrid.h sweepergrid.cpp sweeper.cpp</text:p>
      <text:p text:style-name="P1"/>
      <text:p text:style-name="P1">clean:</text:p>
      <text:p text:style-name="P1"><text:tab/>rm -f *.o listdriver *~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 File: Makefile</text:p>
      <text:p text:style-name="P1"># Class: CS 215 <text:s text:c="19"/># Instructor: Dr. Deborah Hwang</text:p>
      <text:p text:style-name="P1"># Assignment: <text:s text:c="8"/>Editor <text:s text:c="6"/># Date assigned: 2/23/2017</text:p>
      <text:p text:style-name="P1"># Programmer: Kunal Mukherjee <text:s text:c="5"/># Date completed: 2/28/2017</text:p>
      <text:p text:style-name="P1"/>
      <text:p text:style-name="P1">editor: document.o editor.o</text:p>
      <text:p text:style-name="P1"><text:tab/>clang++ -Wall document.o editor.o -o editor</text:p>
      <text:p text:style-name="P1"/>
      <text:p text:style-name="P1">document.o: document.cpp document.h</text:p>
      <text:p text:style-name="P1"><text:tab/>clang++ -Wall -c document.cpp</text:p>
      <text:p text:style-name="P1"/>
      <text:p text:style-name="P1">editor.o: editor.cpp document.h</text:p>
      <text:p text:style-name="P1"><text:tab/>clang++ -Wall -c editor.cpp</text:p>
      <text:p text:style-name="P1"/>
      <text:p text:style-name="P1">submit.tar: Makefile document.h document.cpp editor.cpp</text:p>
      <text:p text:style-name="P1"><text:tab/>tar -cvf submit.tar Makefile document.h document.cpp editor.cp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 File: Makefile</text:p>
      <text:p text:style-name="P1"># Makefile for UnsortedType class test program</text:p>
      <text:p text:style-name="P1"># Class: CS 215</text:p>
      <text:p text:style-name="P1"/>
      <text:p text:style-name="P1">listdriver: listdriver.o unsorted.o itemtype.o</text:p>
      <text:p text:style-name="P1"><text:tab/>clang++ -g -Wall -o listdriver listdriver.o unsorted.o itemtype.o</text:p>
      <text:p text:style-name="P1"/>
      <text:p text:style-name="P1">listdriver.o: listdriver.cpp unsorted.h itemtype.h</text:p>
      <text:p text:style-name="P1"><text:tab/>clang++ -g -Wall -c listdriver.cpp</text:p>
      <text:p text:style-name="P1"/>
      <text:p text:style-name="P1">unsorted.o: unsorted.cpp unsorted.h itemtype.h</text:p>
      <text:p text:style-name="P1"><text:tab/>clang++ -g -Wall -c unsorted.cpp</text:p>
      <text:p text:style-name="P1"/>
      <text:p text:style-name="P1">itemtype.o: itemtype.cpp itemtype.h</text:p>
      <text:p text:style-name="P1"><text:tab/>clang++ -g -Wall -c itemtype.cpp</text:p>
      <text:p text:style-name="P1"/>
      <text:p text:style-name="P1">clean:</text:p>
      <text:p text:style-name="P1"><text:tab/>rm -f *.o listdriver *~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# File: Makefile</text:p>
      <text:p text:style-name="P1"># Makefile for SortedType class test program</text:p>
      <text:p text:style-name="P1"># Class: CS 215</text:p>
      <text:p text:style-name="P1"/>
      <text:p text:style-name="P1">listdriver: listdriver.o sorted.o itemtype.o</text:p>
      <text:p text:style-name="P1"><text:tab/>clang++ -g -Wall -o listdriver listdriver.o sorted.o itemtype.o</text:p>
      <text:p text:style-name="P1"/>
      <text:p text:style-name="P1">listdriver.o: listdriver.cpp sorted.h itemtype.h</text:p>
      <text:p text:style-name="P1"><text:tab/>clang++ -g -Wall -c listdriver.cpp</text:p>
      <text:p text:style-name="P1"/>
      <text:p text:style-name="P1">sorted.o: sorted.cpp sorted.h itemtype.h</text:p>
      <text:p text:style-name="P1"><text:tab/>clang++ -g -Wall -c sorted.cpp</text:p>
      <text:p text:style-name="P1"/>
      <text:p text:style-name="P1">itemtype.o: itemtype.cpp itemtype.h</text:p>
      <text:p text:style-name="P1"><text:tab/>clang++ -g -Wall -c itemtype.cpp</text:p>
      <text:p text:style-name="P1"/>
      <text:p text:style-name="P1">clean:</text:p>
      <text:p text:style-name="P1"><text:tab/>rm -f *.o listdriver *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2:12:52.323709223</meta:creation-date>
    <dc:date>2017-03-27T22:14:46.081834982</dc:date>
    <meta:editing-duration>PT1M54S</meta:editing-duration>
    <meta:editing-cycles>1</meta:editing-cycles>
    <meta:document-statistic meta:table-count="0" meta:image-count="0" meta:object-count="0" meta:page-count="4" meta:paragraph-count="54" meta:word-count="261" meta:character-count="2141" meta:non-whitespace-character-count="1842"/>
    <meta:generator>LibreOffice/5.1.6.2$Linux_X86_64 LibreOffice_project/10m0$Build-2</meta:generator>
  </office:meta>
</office:document-meta>
</file>